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formula="of:=SQRT([.B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table:formula="of:=SQRT([.B2])" office:value-type="float" office:value="4.07430975749267" calcext:value-type="float">
            <text:p>4,0743097574926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9.8" calcext:value-type="float">
            <text:p>19,8</text:p>
          </table:table-cell>
          <table:table-cell office:value-type="float" office:value="0.1" calcext:value-type="float">
            <text:p>0,1</text:p>
          </table:table-cell>
          <table:table-cell table:formula="of:=SQRT([.B3])" office:value-type="float" office:value="4.4497190922574" calcext:value-type="float">
            <text:p>4,449719092257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formula="of:=SQRT([.B4])" office:value-type="float" office:value="6.32455532033676" calcext:value-type="float">
            <text:p>6,3245553203367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88.2" calcext:value-type="float">
            <text:p>88,2</text:p>
          </table:table-cell>
          <table:table-cell office:value-type="float" office:value="0.1" calcext:value-type="float">
            <text:p>0,1</text:p>
          </table:table-cell>
          <table:table-cell table:formula="of:=SQRT([.B5])" office:value-type="float" office:value="9.39148550549912" calcext:value-type="float">
            <text:p>9,3914855054991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74.2" calcext:value-type="float">
            <text:p>174,2</text:p>
          </table:table-cell>
          <table:table-cell office:value-type="float" office:value="0.1" calcext:value-type="float">
            <text:p>0,1</text:p>
          </table:table-cell>
          <table:table-cell table:formula="of:=SQRT([.B6])" office:value-type="float" office:value="13.1984847615171" calcext:value-type="float">
            <text:p>13,198484761517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08.8" calcext:value-type="float">
            <text:p>308,8</text:p>
          </table:table-cell>
          <table:table-cell office:value-type="float" office:value="0.1" calcext:value-type="float">
            <text:p>0,1</text:p>
          </table:table-cell>
          <table:table-cell table:formula="of:=SQRT([.B7])" office:value-type="float" office:value="17.572706109191" calcext:value-type="float">
            <text:p>17,572706109191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541.6" calcext:value-type="float">
            <text:p>541,6</text:p>
          </table:table-cell>
          <table:table-cell office:value-type="float" office:value="0.1" calcext:value-type="float">
            <text:p>0,1</text:p>
          </table:table-cell>
          <table:table-cell table:formula="of:=SQRT([.B8])" office:value-type="float" office:value="23.2723011324622" calcext:value-type="float">
            <text:p>23,2723011324622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685.2" calcext:value-type="float">
            <text:p>685,2</text:p>
          </table:table-cell>
          <table:table-cell office:value-type="float" office:value="0.1" calcext:value-type="float">
            <text:p>0,1</text:p>
          </table:table-cell>
          <table:table-cell table:formula="of:=SQRT([.B9])" office:value-type="float" office:value="26.1763251813542" calcext:value-type="float">
            <text:p>26,1763251813542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861.4" calcext:value-type="float">
            <text:p>861,4</text:p>
          </table:table-cell>
          <table:table-cell office:value-type="float" office:value="0.1" calcext:value-type="float">
            <text:p>0,1</text:p>
          </table:table-cell>
          <table:table-cell table:formula="of:=SQRT([.B10])" office:value-type="float" office:value="29.3496166925566" calcext:value-type="float">
            <text:p>29,3496166925566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966.6" calcext:value-type="float">
            <text:p>966,6</text:p>
          </table:table-cell>
          <table:table-cell office:value-type="float" office:value="0.1" calcext:value-type="float">
            <text:p>0,1</text:p>
          </table:table-cell>
          <table:table-cell table:formula="of:=SQRT([.B11])" office:value-type="float" office:value="31.0901913792759" calcext:value-type="float">
            <text:p>31,0901913792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5.6" calcext:value-type="float">
            <text:p>1105,6</text:p>
          </table:table-cell>
          <table:table-cell office:value-type="float" office:value="0.1" calcext:value-type="float">
            <text:p>0,1</text:p>
          </table:table-cell>
          <table:table-cell table:formula="of:=SQRT([.B12])" office:value-type="float" office:value="33.2505639049926" calcext:value-type="float">
            <text:p>33,2505639049926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155.8" calcext:value-type="float">
            <text:p>1155,8</text:p>
          </table:table-cell>
          <table:table-cell office:value-type="float" office:value="0.1" calcext:value-type="float">
            <text:p>0,1</text:p>
          </table:table-cell>
          <table:table-cell table:formula="of:=SQRT([.B13])" office:value-type="float" office:value="33.9970586963049" calcext:value-type="float">
            <text:p>33,997058696304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219.4" calcext:value-type="float">
            <text:p>1219,4</text:p>
          </table:table-cell>
          <table:table-cell office:value-type="float" office:value="0.1" calcext:value-type="float">
            <text:p>0,1</text:p>
          </table:table-cell>
          <table:table-cell table:formula="of:=SQRT([.B14])" office:value-type="float" office:value="34.91990836185" calcext:value-type="float">
            <text:p>34,91990836185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268.2" calcext:value-type="float">
            <text:p>1268,2</text:p>
          </table:table-cell>
          <table:table-cell office:value-type="float" office:value="0.1" calcext:value-type="float">
            <text:p>0,1</text:p>
          </table:table-cell>
          <table:table-cell table:formula="of:=SQRT([.B15])" office:value-type="float" office:value="35.6117957985834" calcext:value-type="float">
            <text:p>35,6117957985834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318.4" calcext:value-type="float">
            <text:p>1318,4</text:p>
          </table:table-cell>
          <table:table-cell office:value-type="float" office:value="0.1" calcext:value-type="float">
            <text:p>0,1</text:p>
          </table:table-cell>
          <table:table-cell table:formula="of:=SQRT([.B16])" office:value-type="float" office:value="36.3097782973127" calcext:value-type="float">
            <text:p>36,309778297312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319.2" calcext:value-type="float">
            <text:p>1319,2</text:p>
          </table:table-cell>
          <table:table-cell office:value-type="float" office:value="0.1" calcext:value-type="float">
            <text:p>0,1</text:p>
          </table:table-cell>
          <table:table-cell table:formula="of:=SQRT([.B17])" office:value-type="float" office:value="36.320792942886" calcext:value-type="float">
            <text:p>36,32079294288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378" calcext:value-type="float">
            <text:p>1378</text:p>
          </table:table-cell>
          <table:table-cell office:value-type="float" office:value="0.1" calcext:value-type="float">
            <text:p>0,1</text:p>
          </table:table-cell>
          <table:table-cell table:formula="of:=SQRT([.B18])" office:value-type="float" office:value="37.1214223865412" calcext:value-type="float">
            <text:p>37,121422386541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333.2" calcext:value-type="float">
            <text:p>1333,2</text:p>
          </table:table-cell>
          <table:table-cell office:value-type="float" office:value="0.1" calcext:value-type="float">
            <text:p>0,1</text:p>
          </table:table-cell>
          <table:table-cell table:formula="of:=SQRT([.B19])" office:value-type="float" office:value="36.5130113795069" calcext:value-type="float">
            <text:p>36,513011379506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357.4" calcext:value-type="float">
            <text:p>1357,4</text:p>
          </table:table-cell>
          <table:table-cell office:value-type="float" office:value="0.1" calcext:value-type="float">
            <text:p>0,1</text:p>
          </table:table-cell>
          <table:table-cell table:formula="of:=SQRT([.B20])" office:value-type="float" office:value="36.8429097656523" calcext:value-type="float">
            <text:p>36,842909765652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335.4" calcext:value-type="float">
            <text:p>1335,4</text:p>
          </table:table-cell>
          <table:table-cell office:value-type="float" office:value="0.1" calcext:value-type="float">
            <text:p>0,1</text:p>
          </table:table-cell>
          <table:table-cell table:formula="of:=SQRT([.B21])" office:value-type="float" office:value="36.5431252084438" calcext:value-type="float">
            <text:p>36,5431252084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0.2" calcext:value-type="float">
            <text:p>1330,2</text:p>
          </table:table-cell>
          <table:table-cell office:value-type="float" office:value="0.1" calcext:value-type="float">
            <text:p>0,1</text:p>
          </table:table-cell>
          <table:table-cell table:formula="of:=SQRT([.B22])" office:value-type="float" office:value="36.4719069970299" calcext:value-type="float">
            <text:p>36,471906997029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255.6" calcext:value-type="float">
            <text:p>1255,6</text:p>
          </table:table-cell>
          <table:table-cell office:value-type="float" office:value="0.1" calcext:value-type="float">
            <text:p>0,1</text:p>
          </table:table-cell>
          <table:table-cell table:formula="of:=SQRT([.B23])" office:value-type="float" office:value="35.4344465174779" calcext:value-type="float">
            <text:p>35,434446517477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261.2" calcext:value-type="float">
            <text:p>1261,2</text:p>
          </table:table-cell>
          <table:table-cell office:value-type="float" office:value="0.1" calcext:value-type="float">
            <text:p>0,1</text:p>
          </table:table-cell>
          <table:table-cell table:formula="of:=SQRT([.B24])" office:value-type="float" office:value="35.5133777610635" calcext:value-type="float">
            <text:p>35,513377761063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207" calcext:value-type="float">
            <text:p>1207</text:p>
          </table:table-cell>
          <table:table-cell office:value-type="float" office:value="0.1" calcext:value-type="float">
            <text:p>0,1</text:p>
          </table:table-cell>
          <table:table-cell table:formula="of:=SQRT([.B25])" office:value-type="float" office:value="34.7419055320804" calcext:value-type="float">
            <text:p>34,741905532080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229" calcext:value-type="float">
            <text:p>1229</text:p>
          </table:table-cell>
          <table:table-cell office:value-type="float" office:value="0.1" calcext:value-type="float">
            <text:p>0,1</text:p>
          </table:table-cell>
          <table:table-cell table:formula="of:=SQRT([.B26])" office:value-type="float" office:value="35.0570962859162" calcext:value-type="float">
            <text:p>35,057096285916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183.2" calcext:value-type="float">
            <text:p>1183,2</text:p>
          </table:table-cell>
          <table:table-cell office:value-type="float" office:value="0.1" calcext:value-type="float">
            <text:p>0,1</text:p>
          </table:table-cell>
          <table:table-cell table:formula="of:=SQRT([.B27])" office:value-type="float" office:value="34.3976743399899" calcext:value-type="float">
            <text:p>34,397674339989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176.4" calcext:value-type="float">
            <text:p>1176,4</text:p>
          </table:table-cell>
          <table:table-cell office:value-type="float" office:value="0.1" calcext:value-type="float">
            <text:p>0,1</text:p>
          </table:table-cell>
          <table:table-cell table:formula="of:=SQRT([.B28])" office:value-type="float" office:value="34.2986880215556" calcext:value-type="float">
            <text:p>34,298688021555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141.6" calcext:value-type="float">
            <text:p>1141,6</text:p>
          </table:table-cell>
          <table:table-cell office:value-type="float" office:value="0.1" calcext:value-type="float">
            <text:p>0,1</text:p>
          </table:table-cell>
          <table:table-cell table:formula="of:=SQRT([.B29])" office:value-type="float" office:value="33.7875716795392" calcext:value-type="float">
            <text:p>33,787571679539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135.8" calcext:value-type="float">
            <text:p>1135,8</text:p>
          </table:table-cell>
          <table:table-cell office:value-type="float" office:value="0.1" calcext:value-type="float">
            <text:p>0,1</text:p>
          </table:table-cell>
          <table:table-cell table:formula="of:=SQRT([.B30])" office:value-type="float" office:value="33.7016320079607" calcext:value-type="float">
            <text:p>33,7016320079607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074.4" calcext:value-type="float">
            <text:p>1074,4</text:p>
          </table:table-cell>
          <table:table-cell office:value-type="float" office:value="0.1" calcext:value-type="float">
            <text:p>0,1</text:p>
          </table:table-cell>
          <table:table-cell table:formula="of:=SQRT([.B31])" office:value-type="float" office:value="32.7780414302014" calcext:value-type="float">
            <text:p>32,778041430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.6" calcext:value-type="float">
            <text:p>1071,6</text:p>
          </table:table-cell>
          <table:table-cell office:value-type="float" office:value="0.1" calcext:value-type="float">
            <text:p>0,1</text:p>
          </table:table-cell>
          <table:table-cell table:formula="of:=SQRT([.B32])" office:value-type="float" office:value="32.7353020453455" calcext:value-type="float">
            <text:p>32,735302045345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165" calcext:value-type="float">
            <text:p>1165</text:p>
          </table:table-cell>
          <table:table-cell office:value-type="float" office:value="0.1" calcext:value-type="float">
            <text:p>0,1</text:p>
          </table:table-cell>
          <table:table-cell table:formula="of:=SQRT([.B33])" office:value-type="float" office:value="34.132096331752" calcext:value-type="float">
            <text:p>34,13209633175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451.6" calcext:value-type="float">
            <text:p>1451,6</text:p>
          </table:table-cell>
          <table:table-cell office:value-type="float" office:value="0.1" calcext:value-type="float">
            <text:p>0,1</text:p>
          </table:table-cell>
          <table:table-cell table:formula="of:=SQRT([.B34])" office:value-type="float" office:value="38.0998687661782" calcext:value-type="float">
            <text:p>38,099868766178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575.6" calcext:value-type="float">
            <text:p>1575,6</text:p>
          </table:table-cell>
          <table:table-cell office:value-type="float" office:value="0.1" calcext:value-type="float">
            <text:p>0,1</text:p>
          </table:table-cell>
          <table:table-cell table:formula="of:=SQRT([.B35])" office:value-type="float" office:value="39.6938282356338" calcext:value-type="float">
            <text:p>39,693828235633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675.4" calcext:value-type="float">
            <text:p>1675,4</text:p>
          </table:table-cell>
          <table:table-cell office:value-type="float" office:value="0.1" calcext:value-type="float">
            <text:p>0,1</text:p>
          </table:table-cell>
          <table:table-cell table:formula="of:=SQRT([.B36])" office:value-type="float" office:value="40.9316503454234" calcext:value-type="float">
            <text:p>40,931650345423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549.4" calcext:value-type="float">
            <text:p>1549,4</text:p>
          </table:table-cell>
          <table:table-cell office:value-type="float" office:value="0.1" calcext:value-type="float">
            <text:p>0,1</text:p>
          </table:table-cell>
          <table:table-cell table:formula="of:=SQRT([.B37])" office:value-type="float" office:value="39.3624186248762" calcext:value-type="float">
            <text:p>39,3624186248762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266.6" calcext:value-type="float">
            <text:p>1266,6</text:p>
          </table:table-cell>
          <table:table-cell office:value-type="float" office:value="0.1" calcext:value-type="float">
            <text:p>0,1</text:p>
          </table:table-cell>
          <table:table-cell table:formula="of:=SQRT([.B38])" office:value-type="float" office:value="35.589324241969" calcext:value-type="float">
            <text:p>35,58932424196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004.2" calcext:value-type="float">
            <text:p>1004,2</text:p>
          </table:table-cell>
          <table:table-cell office:value-type="float" office:value="0.1" calcext:value-type="float">
            <text:p>0,1</text:p>
          </table:table-cell>
          <table:table-cell table:formula="of:=SQRT([.B39])" office:value-type="float" office:value="31.6891148503709" calcext:value-type="float">
            <text:p>31,689114850370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940.8" calcext:value-type="float">
            <text:p>940,8</text:p>
          </table:table-cell>
          <table:table-cell office:value-type="float" office:value="0.1" calcext:value-type="float">
            <text:p>0,1</text:p>
          </table:table-cell>
          <table:table-cell table:formula="of:=SQRT([.B40])" office:value-type="float" office:value="30.6724632202893" calcext:value-type="float">
            <text:p>30,672463220289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138.2" calcext:value-type="float">
            <text:p>1138,2</text:p>
          </table:table-cell>
          <table:table-cell office:value-type="float" office:value="0.1" calcext:value-type="float">
            <text:p>0,1</text:p>
          </table:table-cell>
          <table:table-cell table:formula="of:=SQRT([.B41])" office:value-type="float" office:value="33.7372198024674" calcext:value-type="float">
            <text:p>33,73721980246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5.8" calcext:value-type="float">
            <text:p>1845,8</text:p>
          </table:table-cell>
          <table:table-cell office:value-type="float" office:value="0.1" calcext:value-type="float">
            <text:p>0,1</text:p>
          </table:table-cell>
          <table:table-cell table:formula="of:=SQRT([.B42])" office:value-type="float" office:value="42.9627745845168" calcext:value-type="float">
            <text:p>42,9627745845168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347.4" calcext:value-type="float">
            <text:p>2347,4</text:p>
          </table:table-cell>
          <table:table-cell office:value-type="float" office:value="0.1" calcext:value-type="float">
            <text:p>0,1</text:p>
          </table:table-cell>
          <table:table-cell table:formula="of:=SQRT([.B43])" office:value-type="float" office:value="48.4499742001995" calcext:value-type="float">
            <text:p>48,449974200199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2716.6" calcext:value-type="float">
            <text:p>2716,6</text:p>
          </table:table-cell>
          <table:table-cell office:value-type="float" office:value="0.1" calcext:value-type="float">
            <text:p>0,1</text:p>
          </table:table-cell>
          <table:table-cell table:formula="of:=SQRT([.B44])" office:value-type="float" office:value="52.12101303697" calcext:value-type="float">
            <text:p>52,1210130369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696.8" calcext:value-type="float">
            <text:p>2696,8</text:p>
          </table:table-cell>
          <table:table-cell office:value-type="float" office:value="0.1" calcext:value-type="float">
            <text:p>0,1</text:p>
          </table:table-cell>
          <table:table-cell table:formula="of:=SQRT([.B45])" office:value-type="float" office:value="51.9307230837392" calcext:value-type="float">
            <text:p>51,9307230837392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144.2" calcext:value-type="float">
            <text:p>2144,2</text:p>
          </table:table-cell>
          <table:table-cell office:value-type="float" office:value="0.1" calcext:value-type="float">
            <text:p>0,1</text:p>
          </table:table-cell>
          <table:table-cell table:formula="of:=SQRT([.B46])" office:value-type="float" office:value="46.3055072318617" calcext:value-type="float">
            <text:p>46,305507231861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411.8" calcext:value-type="float">
            <text:p>1411,8</text:p>
          </table:table-cell>
          <table:table-cell office:value-type="float" office:value="0.1" calcext:value-type="float">
            <text:p>0,1</text:p>
          </table:table-cell>
          <table:table-cell table:formula="of:=SQRT([.B47])" office:value-type="float" office:value="37.5739271303919" calcext:value-type="float">
            <text:p>37,5739271303919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995.4" calcext:value-type="float">
            <text:p>995,4</text:p>
          </table:table-cell>
          <table:table-cell office:value-type="float" office:value="0.1" calcext:value-type="float">
            <text:p>0,1</text:p>
          </table:table-cell>
          <table:table-cell table:formula="of:=SQRT([.B48])" office:value-type="float" office:value="31.5499603803238" calcext:value-type="float">
            <text:p>31,549960380323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80.8" calcext:value-type="float">
            <text:p>780,8</text:p>
          </table:table-cell>
          <table:table-cell office:value-type="float" office:value="0.1" calcext:value-type="float">
            <text:p>0,1</text:p>
          </table:table-cell>
          <table:table-cell table:formula="of:=SQRT([.B49])" office:value-type="float" office:value="27.9427987145168" calcext:value-type="float">
            <text:p>27,942798714516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53.2" calcext:value-type="float">
            <text:p>653,2</text:p>
          </table:table-cell>
          <table:table-cell office:value-type="float" office:value="0.1" calcext:value-type="float">
            <text:p>0,1</text:p>
          </table:table-cell>
          <table:table-cell table:formula="of:=SQRT([.B50])" office:value-type="float" office:value="25.5577776811678" calcext:value-type="float">
            <text:p>25,557777681167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606.8" calcext:value-type="float">
            <text:p>606,8</text:p>
          </table:table-cell>
          <table:table-cell office:value-type="float" office:value="0.1" calcext:value-type="float">
            <text:p>0,1</text:p>
          </table:table-cell>
          <table:table-cell table:formula="of:=SQRT([.B51])" office:value-type="float" office:value="24.6333107803235" calcext:value-type="float">
            <text:p>24,6333107803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0.1" calcext:value-type="float">
            <text:p>0,1</text:p>
          </table:table-cell>
          <table:table-cell table:formula="of:=SQRT([.B52])" office:value-type="float" office:value="24.3104915622864" calcext:value-type="float">
            <text:p>24,310491562286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75.2" calcext:value-type="float">
            <text:p>575,2</text:p>
          </table:table-cell>
          <table:table-cell office:value-type="float" office:value="0.1" calcext:value-type="float">
            <text:p>0,1</text:p>
          </table:table-cell>
          <table:table-cell table:formula="of:=SQRT([.B53])" office:value-type="float" office:value="23.983327542274" calcext:value-type="float">
            <text:p>23,983327542274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57.8" calcext:value-type="float">
            <text:p>557,8</text:p>
          </table:table-cell>
          <table:table-cell office:value-type="float" office:value="0.1" calcext:value-type="float">
            <text:p>0,1</text:p>
          </table:table-cell>
          <table:table-cell table:formula="of:=SQRT([.B54])" office:value-type="float" office:value="23.6177899050694" calcext:value-type="float">
            <text:p>23,617789905069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546.2" calcext:value-type="float">
            <text:p>546,2</text:p>
          </table:table-cell>
          <table:table-cell office:value-type="float" office:value="0.1" calcext:value-type="float">
            <text:p>0,1</text:p>
          </table:table-cell>
          <table:table-cell table:formula="of:=SQRT([.B55])" office:value-type="float" office:value="23.3709221041875" calcext:value-type="float">
            <text:p>23,370922104187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519.4" calcext:value-type="float">
            <text:p>519,4</text:p>
          </table:table-cell>
          <table:table-cell office:value-type="float" office:value="0.1" calcext:value-type="float">
            <text:p>0,1</text:p>
          </table:table-cell>
          <table:table-cell table:formula="of:=SQRT([.B56])" office:value-type="float" office:value="22.7903488345396" calcext:value-type="float">
            <text:p>22,790348834539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98.4" calcext:value-type="float">
            <text:p>498,4</text:p>
          </table:table-cell>
          <table:table-cell office:value-type="float" office:value="0.1" calcext:value-type="float">
            <text:p>0,1</text:p>
          </table:table-cell>
          <table:table-cell table:formula="of:=SQRT([.B57])" office:value-type="float" office:value="22.3248740198013" calcext:value-type="float">
            <text:p>22,3248740198013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490.6" calcext:value-type="float">
            <text:p>490,6</text:p>
          </table:table-cell>
          <table:table-cell office:value-type="float" office:value="0.1" calcext:value-type="float">
            <text:p>0,1</text:p>
          </table:table-cell>
          <table:table-cell table:formula="of:=SQRT([.B58])" office:value-type="float" office:value="22.1494920934996" calcext:value-type="float">
            <text:p>22,149492093499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476" calcext:value-type="float">
            <text:p>476</text:p>
          </table:table-cell>
          <table:table-cell office:value-type="float" office:value="0.1" calcext:value-type="float">
            <text:p>0,1</text:p>
          </table:table-cell>
          <table:table-cell table:formula="of:=SQRT([.B59])" office:value-type="float" office:value="21.8174242292714" calcext:value-type="float">
            <text:p>21,817424229271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454" calcext:value-type="float">
            <text:p>454</text:p>
          </table:table-cell>
          <table:table-cell office:value-type="float" office:value="0.1" calcext:value-type="float">
            <text:p>0,1</text:p>
          </table:table-cell>
          <table:table-cell table:formula="of:=SQRT([.B60])" office:value-type="float" office:value="21.3072757526625" calcext:value-type="float">
            <text:p>21,307275752662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446.6" calcext:value-type="float">
            <text:p>446,6</text:p>
          </table:table-cell>
          <table:table-cell office:value-type="float" office:value="0.1" calcext:value-type="float">
            <text:p>0,1</text:p>
          </table:table-cell>
          <table:table-cell table:formula="of:=SQRT([.B61])" office:value-type="float" office:value="21.1329127192633" calcext:value-type="float">
            <text:p>21,1329127192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.6" calcext:value-type="float">
            <text:p>421,6</text:p>
          </table:table-cell>
          <table:table-cell office:value-type="float" office:value="0.1" calcext:value-type="float">
            <text:p>0,1</text:p>
          </table:table-cell>
          <table:table-cell table:formula="of:=SQRT([.B62])" office:value-type="float" office:value="20.532900428337" calcext:value-type="float">
            <text:p>20,53290042833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429.4" calcext:value-type="float">
            <text:p>429,4</text:p>
          </table:table-cell>
          <table:table-cell office:value-type="float" office:value="0.1" calcext:value-type="float">
            <text:p>0,1</text:p>
          </table:table-cell>
          <table:table-cell table:formula="of:=SQRT([.B63])" office:value-type="float" office:value="20.7219690184114" calcext:value-type="float">
            <text:p>20,7219690184114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80.2" calcext:value-type="float">
            <text:p>380,2</text:p>
          </table:table-cell>
          <table:table-cell office:value-type="float" office:value="0.1" calcext:value-type="float">
            <text:p>0,1</text:p>
          </table:table-cell>
          <table:table-cell table:formula="of:=SQRT([.B64])" office:value-type="float" office:value="19.4987179065702" calcext:value-type="float">
            <text:p>19,4987179065702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382.6" calcext:value-type="float">
            <text:p>382,6</text:p>
          </table:table-cell>
          <table:table-cell office:value-type="float" office:value="0.1" calcext:value-type="float">
            <text:p>0,1</text:p>
          </table:table-cell>
          <table:table-cell table:formula="of:=SQRT([.B65])" office:value-type="float" office:value="19.5601635984978" calcext:value-type="float">
            <text:p>19,5601635984978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51" calcext:value-type="float">
            <text:p>351</text:p>
          </table:table-cell>
          <table:table-cell office:value-type="float" office:value="0.1" calcext:value-type="float">
            <text:p>0,1</text:p>
          </table:table-cell>
          <table:table-cell table:formula="of:=SQRT([.B66])" office:value-type="float" office:value="18.7349939951952" calcext:value-type="float">
            <text:p>18,7349939951952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28.6" calcext:value-type="float">
            <text:p>328,6</text:p>
          </table:table-cell>
          <table:table-cell office:value-type="float" office:value="0.1" calcext:value-type="float">
            <text:p>0,1</text:p>
          </table:table-cell>
          <table:table-cell table:formula="of:=SQRT([.B67])" office:value-type="float" office:value="18.1273274367735" calcext:value-type="float">
            <text:p>18,127327436773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315.8" calcext:value-type="float">
            <text:p>315,8</text:p>
          </table:table-cell>
          <table:table-cell office:value-type="float" office:value="0.1" calcext:value-type="float">
            <text:p>0,1</text:p>
          </table:table-cell>
          <table:table-cell table:formula="of:=SQRT([.B68])" office:value-type="float" office:value="17.7707625047436" calcext:value-type="float">
            <text:p>17,770762504743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303.6" calcext:value-type="float">
            <text:p>303,6</text:p>
          </table:table-cell>
          <table:table-cell office:value-type="float" office:value="0.1" calcext:value-type="float">
            <text:p>0,1</text:p>
          </table:table-cell>
          <table:table-cell table:formula="of:=SQRT([.B69])" office:value-type="float" office:value="17.4241212116996" calcext:value-type="float">
            <text:p>17,424121211699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302" calcext:value-type="float">
            <text:p>302</text:p>
          </table:table-cell>
          <table:table-cell office:value-type="float" office:value="0.1" calcext:value-type="float">
            <text:p>0,1</text:p>
          </table:table-cell>
          <table:table-cell table:formula="of:=SQRT([.B70])" office:value-type="float" office:value="17.3781471969828" calcext:value-type="float">
            <text:p>17,3781471969828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88.8" calcext:value-type="float">
            <text:p>288,8</text:p>
          </table:table-cell>
          <table:table-cell office:value-type="float" office:value="0.1" calcext:value-type="float">
            <text:p>0,1</text:p>
          </table:table-cell>
          <table:table-cell table:formula="of:=SQRT([.B71])" office:value-type="float" office:value="16.9941166289984" calcext:value-type="float">
            <text:p>16,9941166289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.4" calcext:value-type="float">
            <text:p>264,4</text:p>
          </table:table-cell>
          <table:table-cell office:value-type="float" office:value="0.1" calcext:value-type="float">
            <text:p>0,1</text:p>
          </table:table-cell>
          <table:table-cell table:formula="of:=SQRT([.B72])" office:value-type="float" office:value="16.2603812993423" calcext:value-type="float">
            <text:p>16,2603812993423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261.4" calcext:value-type="float">
            <text:p>261,4</text:p>
          </table:table-cell>
          <table:table-cell office:value-type="float" office:value="0.1" calcext:value-type="float">
            <text:p>0,1</text:p>
          </table:table-cell>
          <table:table-cell table:formula="of:=SQRT([.B73])" office:value-type="float" office:value="16.1678693710705" calcext:value-type="float">
            <text:p>16,167869371070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251" calcext:value-type="float">
            <text:p>251</text:p>
          </table:table-cell>
          <table:table-cell office:value-type="float" office:value="0.1" calcext:value-type="float">
            <text:p>0,1</text:p>
          </table:table-cell>
          <table:table-cell table:formula="of:=SQRT([.B74])" office:value-type="float" office:value="15.8429795177549" calcext:value-type="float">
            <text:p>15,8429795177549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253" calcext:value-type="float">
            <text:p>253</text:p>
          </table:table-cell>
          <table:table-cell office:value-type="float" office:value="0.1" calcext:value-type="float">
            <text:p>0,1</text:p>
          </table:table-cell>
          <table:table-cell table:formula="of:=SQRT([.B75])" office:value-type="float" office:value="15.9059737205869" calcext:value-type="float">
            <text:p>15,9059737205869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238" calcext:value-type="float">
            <text:p>238</text:p>
          </table:table-cell>
          <table:table-cell office:value-type="float" office:value="0.1" calcext:value-type="float">
            <text:p>0,1</text:p>
          </table:table-cell>
          <table:table-cell table:formula="of:=SQRT([.B76])" office:value-type="float" office:value="15.4272486205415" calcext:value-type="float">
            <text:p>15,427248620541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,1</text:p>
          </table:table-cell>
          <table:table-cell table:formula="of:=SQRT([.B77])" office:value-type="float" office:value="15.1657508881031" calcext:value-type="float">
            <text:p>15,1657508881031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226.8" calcext:value-type="float">
            <text:p>226,8</text:p>
          </table:table-cell>
          <table:table-cell office:value-type="float" office:value="0.1" calcext:value-type="float">
            <text:p>0,1</text:p>
          </table:table-cell>
          <table:table-cell table:formula="of:=SQRT([.B78])" office:value-type="float" office:value="15.0598804776134" calcext:value-type="float">
            <text:p>15,0598804776134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215.4" calcext:value-type="float">
            <text:p>215,4</text:p>
          </table:table-cell>
          <table:table-cell office:value-type="float" office:value="0.1" calcext:value-type="float">
            <text:p>0,1</text:p>
          </table:table-cell>
          <table:table-cell table:formula="of:=SQRT([.B79])" office:value-type="float" office:value="14.6765118471659" calcext:value-type="float">
            <text:p>14,6765118471659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220.4" calcext:value-type="float">
            <text:p>220,4</text:p>
          </table:table-cell>
          <table:table-cell office:value-type="float" office:value="0.1" calcext:value-type="float">
            <text:p>0,1</text:p>
          </table:table-cell>
          <table:table-cell table:formula="of:=SQRT([.B80])" office:value-type="float" office:value="14.8458748479165" calcext:value-type="float">
            <text:p>14,845874847916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206.6" calcext:value-type="float">
            <text:p>206,6</text:p>
          </table:table-cell>
          <table:table-cell office:value-type="float" office:value="0.1" calcext:value-type="float">
            <text:p>0,1</text:p>
          </table:table-cell>
          <table:table-cell table:formula="of:=SQRT([.B81])" office:value-type="float" office:value="14.3735868870648" calcext:value-type="float">
            <text:p>14,37358688706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float" office:value="0.1" calcext:value-type="float">
            <text:p>0,1</text:p>
          </table:table-cell>
          <table:table-cell table:formula="of:=SQRT([.B82])" office:value-type="float" office:value="14.1067359796659" calcext:value-type="float">
            <text:p>14,1067359796659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196.8" calcext:value-type="float">
            <text:p>196,8</text:p>
          </table:table-cell>
          <table:table-cell office:value-type="float" office:value="0.1" calcext:value-type="float">
            <text:p>0,1</text:p>
          </table:table-cell>
          <table:table-cell table:formula="of:=SQRT([.B83])" office:value-type="float" office:value="14.0285423334001" calcext:value-type="float">
            <text:p>14,028542333400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90.6" calcext:value-type="float">
            <text:p>190,6</text:p>
          </table:table-cell>
          <table:table-cell office:value-type="float" office:value="0.1" calcext:value-type="float">
            <text:p>0,1</text:p>
          </table:table-cell>
          <table:table-cell table:formula="of:=SQRT([.B84])" office:value-type="float" office:value="13.8057958843379" calcext:value-type="float">
            <text:p>13,8057958843379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88.8" calcext:value-type="float">
            <text:p>188,8</text:p>
          </table:table-cell>
          <table:table-cell office:value-type="float" office:value="0.1" calcext:value-type="float">
            <text:p>0,1</text:p>
          </table:table-cell>
          <table:table-cell table:formula="of:=SQRT([.B85])" office:value-type="float" office:value="13.7404512298541" calcext:value-type="float">
            <text:p>13,740451229854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92.6" calcext:value-type="float">
            <text:p>192,6</text:p>
          </table:table-cell>
          <table:table-cell office:value-type="float" office:value="0.1" calcext:value-type="float">
            <text:p>0,1</text:p>
          </table:table-cell>
          <table:table-cell table:formula="of:=SQRT([.B86])" office:value-type="float" office:value="13.8780402074645" calcext:value-type="float">
            <text:p>13,878040207464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89.2" calcext:value-type="float">
            <text:p>189,2</text:p>
          </table:table-cell>
          <table:table-cell office:value-type="float" office:value="0.1" calcext:value-type="float">
            <text:p>0,1</text:p>
          </table:table-cell>
          <table:table-cell table:formula="of:=SQRT([.B87])" office:value-type="float" office:value="13.7549990912395" calcext:value-type="float">
            <text:p>13,754999091239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82.6" calcext:value-type="float">
            <text:p>182,6</text:p>
          </table:table-cell>
          <table:table-cell office:value-type="float" office:value="0.1" calcext:value-type="float">
            <text:p>0,1</text:p>
          </table:table-cell>
          <table:table-cell table:formula="of:=SQRT([.B88])" office:value-type="float" office:value="13.5129567452871" calcext:value-type="float">
            <text:p>13,5129567452871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72" calcext:value-type="float">
            <text:p>172</text:p>
          </table:table-cell>
          <table:table-cell office:value-type="float" office:value="0.1" calcext:value-type="float">
            <text:p>0,1</text:p>
          </table:table-cell>
          <table:table-cell table:formula="of:=SQRT([.B89])" office:value-type="float" office:value="13.114877048604" calcext:value-type="float">
            <text:p>13,114877048604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63" calcext:value-type="float">
            <text:p>163</text:p>
          </table:table-cell>
          <table:table-cell office:value-type="float" office:value="0.1" calcext:value-type="float">
            <text:p>0,1</text:p>
          </table:table-cell>
          <table:table-cell table:formula="of:=SQRT([.B90])" office:value-type="float" office:value="12.7671453348037" calcext:value-type="float">
            <text:p>12,767145334803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181.4" calcext:value-type="float">
            <text:p>181,4</text:p>
          </table:table-cell>
          <table:table-cell office:value-type="float" office:value="0.1" calcext:value-type="float">
            <text:p>0,1</text:p>
          </table:table-cell>
          <table:table-cell table:formula="of:=SQRT([.B91])" office:value-type="float" office:value="13.4684817258665" calcext:value-type="float">
            <text:p>13,4684817258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.6" calcext:value-type="float">
            <text:p>166,6</text:p>
          </table:table-cell>
          <table:table-cell office:value-type="float" office:value="0.1" calcext:value-type="float">
            <text:p>0,1</text:p>
          </table:table-cell>
          <table:table-cell table:formula="of:=SQRT([.B92])" office:value-type="float" office:value="12.90736224021" calcext:value-type="float">
            <text:p>12,90736224021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55.8" calcext:value-type="float">
            <text:p>155,8</text:p>
          </table:table-cell>
          <table:table-cell office:value-type="float" office:value="0.1" calcext:value-type="float">
            <text:p>0,1</text:p>
          </table:table-cell>
          <table:table-cell table:formula="of:=SQRT([.B93])" office:value-type="float" office:value="12.4819870213039" calcext:value-type="float">
            <text:p>12,4819870213039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59" calcext:value-type="float">
            <text:p>159</text:p>
          </table:table-cell>
          <table:table-cell office:value-type="float" office:value="0.1" calcext:value-type="float">
            <text:p>0,1</text:p>
          </table:table-cell>
          <table:table-cell table:formula="of:=SQRT([.B94])" office:value-type="float" office:value="12.6095202129185" calcext:value-type="float">
            <text:p>12,6095202129185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54.4" calcext:value-type="float">
            <text:p>154,4</text:p>
          </table:table-cell>
          <table:table-cell office:value-type="float" office:value="0.1" calcext:value-type="float">
            <text:p>0,1</text:p>
          </table:table-cell>
          <table:table-cell table:formula="of:=SQRT([.B95])" office:value-type="float" office:value="12.4257796536073" calcext:value-type="float">
            <text:p>12,425779653607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57.4" calcext:value-type="float">
            <text:p>157,4</text:p>
          </table:table-cell>
          <table:table-cell office:value-type="float" office:value="0.1" calcext:value-type="float">
            <text:p>0,1</text:p>
          </table:table-cell>
          <table:table-cell table:formula="of:=SQRT([.B96])" office:value-type="float" office:value="12.5459156700498" calcext:value-type="float">
            <text:p>12,545915670049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52.2" calcext:value-type="float">
            <text:p>152,2</text:p>
          </table:table-cell>
          <table:table-cell office:value-type="float" office:value="0.1" calcext:value-type="float">
            <text:p>0,1</text:p>
          </table:table-cell>
          <table:table-cell table:formula="of:=SQRT([.B97])" office:value-type="float" office:value="12.3369364106329" calcext:value-type="float">
            <text:p>12,3369364106329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75.4" calcext:value-type="float">
            <text:p>175,4</text:p>
          </table:table-cell>
          <table:table-cell office:value-type="float" office:value="0.1" calcext:value-type="float">
            <text:p>0,1</text:p>
          </table:table-cell>
          <table:table-cell table:formula="of:=SQRT([.B98])" office:value-type="float" office:value="13.2438665049146" calcext:value-type="float">
            <text:p>13,243866504914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214.4" calcext:value-type="float">
            <text:p>214,4</text:p>
          </table:table-cell>
          <table:table-cell office:value-type="float" office:value="0.1" calcext:value-type="float">
            <text:p>0,1</text:p>
          </table:table-cell>
          <table:table-cell table:formula="of:=SQRT([.B99])" office:value-type="float" office:value="14.6424041741785" calcext:value-type="float">
            <text:p>14,642404174178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245.4" calcext:value-type="float">
            <text:p>245,4</text:p>
          </table:table-cell>
          <table:table-cell office:value-type="float" office:value="0.1" calcext:value-type="float">
            <text:p>0,1</text:p>
          </table:table-cell>
          <table:table-cell table:formula="of:=SQRT([.B100])" office:value-type="float" office:value="15.6652481627327" calcext:value-type="float">
            <text:p>15,6652481627327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350.8" calcext:value-type="float">
            <text:p>350,8</text:p>
          </table:table-cell>
          <table:table-cell office:value-type="float" office:value="0.1" calcext:value-type="float">
            <text:p>0,1</text:p>
          </table:table-cell>
          <table:table-cell table:formula="of:=SQRT([.B101])" office:value-type="float" office:value="18.7296556295091" calcext:value-type="float">
            <text:p>18,72965562950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.6" calcext:value-type="float">
            <text:p>357,6</text:p>
          </table:table-cell>
          <table:table-cell office:value-type="float" office:value="0.1" calcext:value-type="float">
            <text:p>0,1</text:p>
          </table:table-cell>
          <table:table-cell table:formula="of:=SQRT([.B102])" office:value-type="float" office:value="18.9103146457165" calcext:value-type="float">
            <text:p>18,9103146457165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300.2" calcext:value-type="float">
            <text:p>300,2</text:p>
          </table:table-cell>
          <table:table-cell office:value-type="float" office:value="0.1" calcext:value-type="float">
            <text:p>0,1</text:p>
          </table:table-cell>
          <table:table-cell table:formula="of:=SQRT([.B103])" office:value-type="float" office:value="17.3262806164508" calcext:value-type="float">
            <text:p>17,3262806164508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91.4" calcext:value-type="float">
            <text:p>191,4</text:p>
          </table:table-cell>
          <table:table-cell office:value-type="float" office:value="0.1" calcext:value-type="float">
            <text:p>0,1</text:p>
          </table:table-cell>
          <table:table-cell table:formula="of:=SQRT([.B104])" office:value-type="float" office:value="13.834738884417" calcext:value-type="float">
            <text:p>13,834738884417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50.8" calcext:value-type="float">
            <text:p>150,8</text:p>
          </table:table-cell>
          <table:table-cell office:value-type="float" office:value="0.1" calcext:value-type="float">
            <text:p>0,1</text:p>
          </table:table-cell>
          <table:table-cell table:formula="of:=SQRT([.B105])" office:value-type="float" office:value="12.280065146407" calcext:value-type="float">
            <text:p>12,280065146407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46.2" calcext:value-type="float">
            <text:p>146,2</text:p>
          </table:table-cell>
          <table:table-cell office:value-type="float" office:value="0.1" calcext:value-type="float">
            <text:p>0,1</text:p>
          </table:table-cell>
          <table:table-cell table:formula="of:=SQRT([.B106])" office:value-type="float" office:value="12.0913192001535" calcext:value-type="float">
            <text:p>12,091319200153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,1</text:p>
          </table:table-cell>
          <table:table-cell table:formula="of:=SQRT([.B107])" office:value-type="float" office:value="11.6189500386223" calcext:value-type="float">
            <text:p>11,6189500386223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141.2" calcext:value-type="float">
            <text:p>141,2</text:p>
          </table:table-cell>
          <table:table-cell office:value-type="float" office:value="0.1" calcext:value-type="float">
            <text:p>0,1</text:p>
          </table:table-cell>
          <table:table-cell table:formula="of:=SQRT([.B108])" office:value-type="float" office:value="11.8827606220104" calcext:value-type="float">
            <text:p>11,8827606220104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38.4" calcext:value-type="float">
            <text:p>138,4</text:p>
          </table:table-cell>
          <table:table-cell office:value-type="float" office:value="0.1" calcext:value-type="float">
            <text:p>0,1</text:p>
          </table:table-cell>
          <table:table-cell table:formula="of:=SQRT([.B109])" office:value-type="float" office:value="11.7643529358822" calcext:value-type="float">
            <text:p>11,7643529358822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31.8" calcext:value-type="float">
            <text:p>131,8</text:p>
          </table:table-cell>
          <table:table-cell office:value-type="float" office:value="0.1" calcext:value-type="float">
            <text:p>0,1</text:p>
          </table:table-cell>
          <table:table-cell table:formula="of:=SQRT([.B110])" office:value-type="float" office:value="11.4804181108529" calcext:value-type="float">
            <text:p>11,4804181108529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31.2" calcext:value-type="float">
            <text:p>131,2</text:p>
          </table:table-cell>
          <table:table-cell office:value-type="float" office:value="0.1" calcext:value-type="float">
            <text:p>0,1</text:p>
          </table:table-cell>
          <table:table-cell table:formula="of:=SQRT([.B111])" office:value-type="float" office:value="11.4542568506211" calcext:value-type="float">
            <text:p>11,4542568506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4" calcext:value-type="float">
            <text:p>127,4</text:p>
          </table:table-cell>
          <table:table-cell office:value-type="float" office:value="0.1" calcext:value-type="float">
            <text:p>0,1</text:p>
          </table:table-cell>
          <table:table-cell table:formula="of:=SQRT([.B112])" office:value-type="float" office:value="11.287160847618" calcext:value-type="float">
            <text:p>11,287160847618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131.2" calcext:value-type="float">
            <text:p>131,2</text:p>
          </table:table-cell>
          <table:table-cell office:value-type="float" office:value="0.1" calcext:value-type="float">
            <text:p>0,1</text:p>
          </table:table-cell>
          <table:table-cell table:formula="of:=SQRT([.B113])" office:value-type="float" office:value="11.4542568506211" calcext:value-type="float">
            <text:p>11,4542568506211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24.2" calcext:value-type="float">
            <text:p>124,2</text:p>
          </table:table-cell>
          <table:table-cell office:value-type="float" office:value="0.1" calcext:value-type="float">
            <text:p>0,1</text:p>
          </table:table-cell>
          <table:table-cell table:formula="of:=SQRT([.B114])" office:value-type="float" office:value="11.144505372604" calcext:value-type="float">
            <text:p>11,144505372604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78.4" calcext:value-type="float">
            <text:p>178,4</text:p>
          </table:table-cell>
          <table:table-cell office:value-type="float" office:value="0.1" calcext:value-type="float">
            <text:p>0,1</text:p>
          </table:table-cell>
          <table:table-cell table:formula="of:=SQRT([.B115])" office:value-type="float" office:value="13.3566462856512" calcext:value-type="float">
            <text:p>13,3566462856512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76.8" calcext:value-type="float">
            <text:p>276,8</text:p>
          </table:table-cell>
          <table:table-cell office:value-type="float" office:value="0.1" calcext:value-type="float">
            <text:p>0,1</text:p>
          </table:table-cell>
          <table:table-cell table:formula="of:=SQRT([.B116])" office:value-type="float" office:value="16.6373074744683" calcext:value-type="float">
            <text:p>16,637307474468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529.8" calcext:value-type="float">
            <text:p>529,8</text:p>
          </table:table-cell>
          <table:table-cell office:value-type="float" office:value="0.1" calcext:value-type="float">
            <text:p>0,1</text:p>
          </table:table-cell>
          <table:table-cell table:formula="of:=SQRT([.B117])" office:value-type="float" office:value="23.0173847341526" calcext:value-type="float">
            <text:p>23,0173847341526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758.6" calcext:value-type="float">
            <text:p>758,6</text:p>
          </table:table-cell>
          <table:table-cell office:value-type="float" office:value="0.1" calcext:value-type="float">
            <text:p>0,1</text:p>
          </table:table-cell>
          <table:table-cell table:formula="of:=SQRT([.B118])" office:value-type="float" office:value="27.5426941311122" calcext:value-type="float">
            <text:p>27,5426941311122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744.4" calcext:value-type="float">
            <text:p>744,4</text:p>
          </table:table-cell>
          <table:table-cell office:value-type="float" office:value="0.1" calcext:value-type="float">
            <text:p>0,1</text:p>
          </table:table-cell>
          <table:table-cell table:formula="of:=SQRT([.B119])" office:value-type="float" office:value="27.2836947644559" calcext:value-type="float">
            <text:p>27,2836947644559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471.2" calcext:value-type="float">
            <text:p>471,2</text:p>
          </table:table-cell>
          <table:table-cell office:value-type="float" office:value="0.1" calcext:value-type="float">
            <text:p>0,1</text:p>
          </table:table-cell>
          <table:table-cell table:formula="of:=SQRT([.B120])" office:value-type="float" office:value="21.7071416819442" calcext:value-type="float">
            <text:p>21,7071416819442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228.6" calcext:value-type="float">
            <text:p>228,6</text:p>
          </table:table-cell>
          <table:table-cell office:value-type="float" office:value="0.1" calcext:value-type="float">
            <text:p>0,1</text:p>
          </table:table-cell>
          <table:table-cell table:formula="of:=SQRT([.B121])" office:value-type="float" office:value="15.119523802025" calcext:value-type="float">
            <text:p>15,119523802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8" calcext:value-type="float">
            <text:p>154,8</text:p>
          </table:table-cell>
          <table:table-cell office:value-type="float" office:value="0.1" calcext:value-type="float">
            <text:p>0,1</text:p>
          </table:table-cell>
          <table:table-cell table:formula="of:=SQRT([.B122])" office:value-type="float" office:value="12.4418648119966" calcext:value-type="float">
            <text:p>12,4418648119966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126.8" calcext:value-type="float">
            <text:p>126,8</text:p>
          </table:table-cell>
          <table:table-cell office:value-type="float" office:value="0.1" calcext:value-type="float">
            <text:p>0,1</text:p>
          </table:table-cell>
          <table:table-cell table:formula="of:=SQRT([.B123])" office:value-type="float" office:value="11.2605506082074" calcext:value-type="float">
            <text:p>11,2605506082074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112.2" calcext:value-type="float">
            <text:p>112,2</text:p>
          </table:table-cell>
          <table:table-cell office:value-type="float" office:value="0.1" calcext:value-type="float">
            <text:p>0,1</text:p>
          </table:table-cell>
          <table:table-cell table:formula="of:=SQRT([.B124])" office:value-type="float" office:value="10.5924501414923" calcext:value-type="float">
            <text:p>10,5924501414923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07.2" calcext:value-type="float">
            <text:p>107,2</text:p>
          </table:table-cell>
          <table:table-cell office:value-type="float" office:value="0.1" calcext:value-type="float">
            <text:p>0,1</text:p>
          </table:table-cell>
          <table:table-cell table:formula="of:=SQRT([.B125])" office:value-type="float" office:value="10.3537432844358" calcext:value-type="float">
            <text:p>10,3537432844358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93.8" calcext:value-type="float">
            <text:p>93,8</text:p>
          </table:table-cell>
          <table:table-cell office:value-type="float" office:value="0.1" calcext:value-type="float">
            <text:p>0,1</text:p>
          </table:table-cell>
          <table:table-cell table:formula="of:=SQRT([.B126])" office:value-type="float" office:value="9.6850400102426" calcext:value-type="float">
            <text:p>9,685040010242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94.4" calcext:value-type="float">
            <text:p>94,4</text:p>
          </table:table-cell>
          <table:table-cell office:value-type="float" office:value="0.1" calcext:value-type="float">
            <text:p>0,1</text:p>
          </table:table-cell>
          <table:table-cell table:formula="of:=SQRT([.B127])" office:value-type="float" office:value="9.7159662411929" calcext:value-type="float">
            <text:p>9,7159662411929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89.2" calcext:value-type="float">
            <text:p>89,2</text:p>
          </table:table-cell>
          <table:table-cell office:value-type="float" office:value="0.1" calcext:value-type="float">
            <text:p>0,1</text:p>
          </table:table-cell>
          <table:table-cell table:formula="of:=SQRT([.B128])" office:value-type="float" office:value="9.44457516249408" calcext:value-type="float">
            <text:p>9,44457516249408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95.2" calcext:value-type="float">
            <text:p>95,2</text:p>
          </table:table-cell>
          <table:table-cell office:value-type="float" office:value="0.1" calcext:value-type="float">
            <text:p>0,1</text:p>
          </table:table-cell>
          <table:table-cell table:formula="of:=SQRT([.B129])" office:value-type="float" office:value="9.75704873412037" calcext:value-type="float">
            <text:p>9,75704873412037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93.2" calcext:value-type="float">
            <text:p>93,2</text:p>
          </table:table-cell>
          <table:table-cell office:value-type="float" office:value="0.1" calcext:value-type="float">
            <text:p>0,1</text:p>
          </table:table-cell>
          <table:table-cell table:formula="of:=SQRT([.B130])" office:value-type="float" office:value="9.65401470891774" calcext:value-type="float">
            <text:p>9,65401470891774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92.2" calcext:value-type="float">
            <text:p>92,2</text:p>
          </table:table-cell>
          <table:table-cell office:value-type="float" office:value="0.1" calcext:value-type="float">
            <text:p>0,1</text:p>
          </table:table-cell>
          <table:table-cell table:formula="of:=SQRT([.B131])" office:value-type="float" office:value="9.60208310732624" calcext:value-type="float">
            <text:p>9,60208310732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2" calcext:value-type="float">
            <text:p>88,2</text:p>
          </table:table-cell>
          <table:table-cell office:value-type="float" office:value="0.1" calcext:value-type="float">
            <text:p>0,1</text:p>
          </table:table-cell>
          <table:table-cell table:formula="of:=SQRT([.B132])" office:value-type="float" office:value="9.39148550549912" calcext:value-type="float">
            <text:p>9,39148550549912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94.8" calcext:value-type="float">
            <text:p>94,8</text:p>
          </table:table-cell>
          <table:table-cell office:value-type="float" office:value="0.1" calcext:value-type="float">
            <text:p>0,1</text:p>
          </table:table-cell>
          <table:table-cell table:formula="of:=SQRT([.B133])" office:value-type="float" office:value="9.73652915571047" calcext:value-type="float">
            <text:p>9,73652915571047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table:formula="of:=SQRT([.B134])" office:value-type="float" office:value="9.2736184954957" calcext:value-type="float">
            <text:p>9,2736184954957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93.2" calcext:value-type="float">
            <text:p>93,2</text:p>
          </table:table-cell>
          <table:table-cell office:value-type="float" office:value="0.1" calcext:value-type="float">
            <text:p>0,1</text:p>
          </table:table-cell>
          <table:table-cell table:formula="of:=SQRT([.B135])" office:value-type="float" office:value="9.65401470891774" calcext:value-type="float">
            <text:p>9,65401470891774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78.4" calcext:value-type="float">
            <text:p>78,4</text:p>
          </table:table-cell>
          <table:table-cell office:value-type="float" office:value="0.1" calcext:value-type="float">
            <text:p>0,1</text:p>
          </table:table-cell>
          <table:table-cell table:formula="of:=SQRT([.B136])" office:value-type="float" office:value="8.85437744847146" calcext:value-type="float">
            <text:p>8,85437744847146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86.2" calcext:value-type="float">
            <text:p>86,2</text:p>
          </table:table-cell>
          <table:table-cell office:value-type="float" office:value="0.1" calcext:value-type="float">
            <text:p>0,1</text:p>
          </table:table-cell>
          <table:table-cell table:formula="of:=SQRT([.B137])" office:value-type="float" office:value="9.28439551074813" calcext:value-type="float">
            <text:p>9,28439551074813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table:formula="of:=SQRT([.B138])" office:value-type="float" office:value="9.16515138991168" calcext:value-type="float">
            <text:p>9,16515138991168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81.6" calcext:value-type="float">
            <text:p>81,6</text:p>
          </table:table-cell>
          <table:table-cell office:value-type="float" office:value="0.1" calcext:value-type="float">
            <text:p>0,1</text:p>
          </table:table-cell>
          <table:table-cell table:formula="of:=SQRT([.B139])" office:value-type="float" office:value="9.03327183250897" calcext:value-type="float">
            <text:p>9,03327183250897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76.4" calcext:value-type="float">
            <text:p>76,4</text:p>
          </table:table-cell>
          <table:table-cell office:value-type="float" office:value="0.1" calcext:value-type="float">
            <text:p>0,1</text:p>
          </table:table-cell>
          <table:table-cell table:formula="of:=SQRT([.B140])" office:value-type="float" office:value="8.74070935336486" calcext:value-type="float">
            <text:p>8,74070935336486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83.4" calcext:value-type="float">
            <text:p>83,4</text:p>
          </table:table-cell>
          <table:table-cell office:value-type="float" office:value="0.1" calcext:value-type="float">
            <text:p>0,1</text:p>
          </table:table-cell>
          <table:table-cell table:formula="of:=SQRT([.B141])" office:value-type="float" office:value="9.1323600454647" calcext:value-type="float">
            <text:p>9,1323600454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8" calcext:value-type="float">
            <text:p>74,8</text:p>
          </table:table-cell>
          <table:table-cell office:value-type="float" office:value="0.1" calcext:value-type="float">
            <text:p>0,1</text:p>
          </table:table-cell>
          <table:table-cell table:formula="of:=SQRT([.B142])" office:value-type="float" office:value="8.64869932417586" calcext:value-type="float">
            <text:p>8,64869932417586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table:formula="of:=SQRT([.B143])" office:value-type="float" office:value="8.12403840463596" calcext:value-type="float">
            <text:p>8,12403840463596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78.4" calcext:value-type="float">
            <text:p>78,4</text:p>
          </table:table-cell>
          <table:table-cell office:value-type="float" office:value="0.1" calcext:value-type="float">
            <text:p>0,1</text:p>
          </table:table-cell>
          <table:table-cell table:formula="of:=SQRT([.B144])" office:value-type="float" office:value="8.85437744847146" calcext:value-type="float">
            <text:p>8,85437744847146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76.4" calcext:value-type="float">
            <text:p>76,4</text:p>
          </table:table-cell>
          <table:table-cell office:value-type="float" office:value="0.1" calcext:value-type="float">
            <text:p>0,1</text:p>
          </table:table-cell>
          <table:table-cell table:formula="of:=SQRT([.B145])" office:value-type="float" office:value="8.74070935336486" calcext:value-type="float">
            <text:p>8,74070935336486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formula="of:=SQRT([.B146])" office:value-type="float" office:value="8.16088230524127" calcext:value-type="float">
            <text:p>8,16088230524127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58.8" calcext:value-type="float">
            <text:p>58,8</text:p>
          </table:table-cell>
          <table:table-cell office:value-type="float" office:value="0.1" calcext:value-type="float">
            <text:p>0,1</text:p>
          </table:table-cell>
          <table:table-cell table:formula="of:=SQRT([.B147])" office:value-type="float" office:value="7.66811580507233" calcext:value-type="float">
            <text:p>7,66811580507233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73.2" calcext:value-type="float">
            <text:p>73,2</text:p>
          </table:table-cell>
          <table:table-cell office:value-type="float" office:value="0.1" calcext:value-type="float">
            <text:p>0,1</text:p>
          </table:table-cell>
          <table:table-cell table:formula="of:=SQRT([.B148])" office:value-type="float" office:value="8.55569985448298" calcext:value-type="float">
            <text:p>8,55569985448298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formula="of:=SQRT([.B149])" office:value-type="float" office:value="8.42614977317636" calcext:value-type="float">
            <text:p>8,42614977317636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65.2" calcext:value-type="float">
            <text:p>65,2</text:p>
          </table:table-cell>
          <table:table-cell office:value-type="float" office:value="0.1" calcext:value-type="float">
            <text:p>0,1</text:p>
          </table:table-cell>
          <table:table-cell table:formula="of:=SQRT([.B150])" office:value-type="float" office:value="8.07465169527454" calcext:value-type="float">
            <text:p>8,07465169527454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70.8" calcext:value-type="float">
            <text:p>70,8</text:p>
          </table:table-cell>
          <table:table-cell office:value-type="float" office:value="0.1" calcext:value-type="float">
            <text:p>0,1</text:p>
          </table:table-cell>
          <table:table-cell table:formula="of:=SQRT([.B151])" office:value-type="float" office:value="8.41427358718505" calcext:value-type="float">
            <text:p>8,414273587185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table:formula="of:=SQRT([.B152])" office:value-type="float" office:value="7.54983443527075" calcext:value-type="float">
            <text:p>7,54983443527075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61.6" calcext:value-type="float">
            <text:p>61,6</text:p>
          </table:table-cell>
          <table:table-cell office:value-type="float" office:value="0.1" calcext:value-type="float">
            <text:p>0,1</text:p>
          </table:table-cell>
          <table:table-cell table:formula="of:=SQRT([.B153])" office:value-type="float" office:value="7.84856674813943" calcext:value-type="float">
            <text:p>7,84856674813943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58.6" calcext:value-type="float">
            <text:p>58,6</text:p>
          </table:table-cell>
          <table:table-cell office:value-type="float" office:value="0.1" calcext:value-type="float">
            <text:p>0,1</text:p>
          </table:table-cell>
          <table:table-cell table:formula="of:=SQRT([.B154])" office:value-type="float" office:value="7.65506368360186" calcext:value-type="float">
            <text:p>7,65506368360186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63.4" calcext:value-type="float">
            <text:p>63,4</text:p>
          </table:table-cell>
          <table:table-cell office:value-type="float" office:value="0.1" calcext:value-type="float">
            <text:p>0,1</text:p>
          </table:table-cell>
          <table:table-cell table:formula="of:=SQRT([.B155])" office:value-type="float" office:value="7.96241169495775" calcext:value-type="float">
            <text:p>7,96241169495775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54.2" calcext:value-type="float">
            <text:p>54,2</text:p>
          </table:table-cell>
          <table:table-cell office:value-type="float" office:value="0.1" calcext:value-type="float">
            <text:p>0,1</text:p>
          </table:table-cell>
          <table:table-cell table:formula="of:=SQRT([.B156])" office:value-type="float" office:value="7.36206492772238" calcext:value-type="float">
            <text:p>7,36206492772238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56.2" calcext:value-type="float">
            <text:p>56,2</text:p>
          </table:table-cell>
          <table:table-cell office:value-type="float" office:value="0.1" calcext:value-type="float">
            <text:p>0,1</text:p>
          </table:table-cell>
          <table:table-cell table:formula="of:=SQRT([.B157])" office:value-type="float" office:value="7.49666592559653" calcext:value-type="float">
            <text:p>7,49666592559653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table:formula="of:=SQRT([.B158])" office:value-type="float" office:value="7.34846922834953" calcext:value-type="float">
            <text:p>7,34846922834953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58.2" calcext:value-type="float">
            <text:p>58,2</text:p>
          </table:table-cell>
          <table:table-cell office:value-type="float" office:value="0.1" calcext:value-type="float">
            <text:p>0,1</text:p>
          </table:table-cell>
          <table:table-cell table:formula="of:=SQRT([.B159])" office:value-type="float" office:value="7.62889244910426" calcext:value-type="float">
            <text:p>7,62889244910426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61.4" calcext:value-type="float">
            <text:p>61,4</text:p>
          </table:table-cell>
          <table:table-cell office:value-type="float" office:value="0.1" calcext:value-type="float">
            <text:p>0,1</text:p>
          </table:table-cell>
          <table:table-cell table:formula="of:=SQRT([.B160])" office:value-type="float" office:value="7.83581520966389" calcext:value-type="float">
            <text:p>7,83581520966389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table:formula="of:=SQRT([.B161])" office:value-type="float" office:value="7.61577310586391" calcext:value-type="float">
            <text:p>7,61577310586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8" calcext:value-type="float">
            <text:p>56,8</text:p>
          </table:table-cell>
          <table:table-cell office:value-type="float" office:value="0.1" calcext:value-type="float">
            <text:p>0,1</text:p>
          </table:table-cell>
          <table:table-cell table:formula="of:=SQRT([.B162])" office:value-type="float" office:value="7.53657747256671" calcext:value-type="float">
            <text:p>7,53657747256671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56.8" calcext:value-type="float">
            <text:p>56,8</text:p>
          </table:table-cell>
          <table:table-cell office:value-type="float" office:value="0.1" calcext:value-type="float">
            <text:p>0,1</text:p>
          </table:table-cell>
          <table:table-cell table:formula="of:=SQRT([.B163])" office:value-type="float" office:value="7.53657747256671" calcext:value-type="float">
            <text:p>7,53657747256671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59.2" calcext:value-type="float">
            <text:p>59,2</text:p>
          </table:table-cell>
          <table:table-cell office:value-type="float" office:value="0.1" calcext:value-type="float">
            <text:p>0,1</text:p>
          </table:table-cell>
          <table:table-cell table:formula="of:=SQRT([.B164])" office:value-type="float" office:value="7.69415362466854" calcext:value-type="float">
            <text:p>7,69415362466854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table:formula="of:=SQRT([.B165])" office:value-type="float" office:value="7.72010362624751" calcext:value-type="float">
            <text:p>7,72010362624751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63.8" calcext:value-type="float">
            <text:p>63,8</text:p>
          </table:table-cell>
          <table:table-cell office:value-type="float" office:value="0.1" calcext:value-type="float">
            <text:p>0,1</text:p>
          </table:table-cell>
          <table:table-cell table:formula="of:=SQRT([.B166])" office:value-type="float" office:value="7.98749021908634" calcext:value-type="float">
            <text:p>7,98749021908634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table:formula="of:=SQRT([.B167])" office:value-type="float" office:value="8.34266144584568" calcext:value-type="float">
            <text:p>8,34266144584568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table:formula="of:=SQRT([.B168])" office:value-type="float" office:value="9.38083151964686" calcext:value-type="float">
            <text:p>9,38083151964686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96.6" calcext:value-type="float">
            <text:p>96,6</text:p>
          </table:table-cell>
          <table:table-cell office:value-type="float" office:value="0.1" calcext:value-type="float">
            <text:p>0,1</text:p>
          </table:table-cell>
          <table:table-cell table:formula="of:=SQRT([.B169])" office:value-type="float" office:value="9.82852990024449" calcext:value-type="float">
            <text:p>9,82852990024449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83.6" calcext:value-type="float">
            <text:p>83,6</text:p>
          </table:table-cell>
          <table:table-cell office:value-type="float" office:value="0.1" calcext:value-type="float">
            <text:p>0,1</text:p>
          </table:table-cell>
          <table:table-cell table:formula="of:=SQRT([.B170])" office:value-type="float" office:value="9.14330356052997" calcext:value-type="float">
            <text:p>9,14330356052997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61.2" calcext:value-type="float">
            <text:p>61,2</text:p>
          </table:table-cell>
          <table:table-cell office:value-type="float" office:value="0.1" calcext:value-type="float">
            <text:p>0,1</text:p>
          </table:table-cell>
          <table:table-cell table:formula="of:=SQRT([.B171])" office:value-type="float" office:value="7.82304288624318" calcext:value-type="float">
            <text:p>7,82304288624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8" calcext:value-type="float">
            <text:p>50,8</text:p>
          </table:table-cell>
          <table:table-cell office:value-type="float" office:value="0.1" calcext:value-type="float">
            <text:p>0,1</text:p>
          </table:table-cell>
          <table:table-cell table:formula="of:=SQRT([.B172])" office:value-type="float" office:value="7.12741187248218" calcext:value-type="float">
            <text:p>7,12741187248218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44.8" calcext:value-type="float">
            <text:p>44,8</text:p>
          </table:table-cell>
          <table:table-cell office:value-type="float" office:value="0.1" calcext:value-type="float">
            <text:p>0,1</text:p>
          </table:table-cell>
          <table:table-cell table:formula="of:=SQRT([.B173])" office:value-type="float" office:value="6.6932802122726" calcext:value-type="float">
            <text:p>6,6932802122726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table:formula="of:=SQRT([.B174])" office:value-type="float" office:value="6.70820393249937" calcext:value-type="float">
            <text:p>6,70820393249937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  <table:table-cell table:formula="of:=SQRT([.B175])" office:value-type="float" office:value="7.15541752799933" calcext:value-type="float">
            <text:p>7,15541752799933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table:formula="of:=SQRT([.B176])" office:value-type="float" office:value="7.14142842854285" calcext:value-type="float">
            <text:p>7,14142842854285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table:formula="of:=SQRT([.B177])" office:value-type="float" office:value="6.78232998312527" calcext:value-type="float">
            <text:p>6,78232998312527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formula="of:=SQRT([.B178])" office:value-type="float" office:value="7.07106781186548" calcext:value-type="float">
            <text:p>7,07106781186548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51.6" calcext:value-type="float">
            <text:p>51,6</text:p>
          </table:table-cell>
          <table:table-cell office:value-type="float" office:value="0.1" calcext:value-type="float">
            <text:p>0,1</text:p>
          </table:table-cell>
          <table:table-cell table:formula="of:=SQRT([.B179])" office:value-type="float" office:value="7.18331399842719" calcext:value-type="float">
            <text:p>7,18331399842719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formula="of:=SQRT([.B180])" office:value-type="float" office:value="6.16441400296898" calcext:value-type="float">
            <text:p>6,16441400296898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43.6" calcext:value-type="float">
            <text:p>43,6</text:p>
          </table:table-cell>
          <table:table-cell office:value-type="float" office:value="0.1" calcext:value-type="float">
            <text:p>0,1</text:p>
          </table:table-cell>
          <table:table-cell table:formula="of:=SQRT([.B181])" office:value-type="float" office:value="6.60302960768767" calcext:value-type="float">
            <text:p>6,60302960768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formula="of:=SQRT([.B182])" office:value-type="float" office:value="6.26099033699941" calcext:value-type="float">
            <text:p>6,26099033699941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40.6" calcext:value-type="float">
            <text:p>40,6</text:p>
          </table:table-cell>
          <table:table-cell office:value-type="float" office:value="0.1" calcext:value-type="float">
            <text:p>0,1</text:p>
          </table:table-cell>
          <table:table-cell table:formula="of:=SQRT([.B183])" office:value-type="float" office:value="6.3718129288296" calcext:value-type="float">
            <text:p>6,3718129288296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45.2" calcext:value-type="float">
            <text:p>45,2</text:p>
          </table:table-cell>
          <table:table-cell office:value-type="float" office:value="0.1" calcext:value-type="float">
            <text:p>0,1</text:p>
          </table:table-cell>
          <table:table-cell table:formula="of:=SQRT([.B184])" office:value-type="float" office:value="6.72309452558864" calcext:value-type="float">
            <text:p>6,72309452558864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table:formula="of:=SQRT([.B185])" office:value-type="float" office:value="6.11555394056826" calcext:value-type="float">
            <text:p>6,11555394056826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34.8" calcext:value-type="float">
            <text:p>34,8</text:p>
          </table:table-cell>
          <table:table-cell office:value-type="float" office:value="0.1" calcext:value-type="float">
            <text:p>0,1</text:p>
          </table:table-cell>
          <table:table-cell table:formula="of:=SQRT([.B186])" office:value-type="float" office:value="5.89915248150105" calcext:value-type="float">
            <text:p>5,8991524815010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table:formula="of:=SQRT([.B187])" office:value-type="float" office:value="6.08276253029822" calcext:value-type="float">
            <text:p>6,08276253029822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33.2" calcext:value-type="float">
            <text:p>33,2</text:p>
          </table:table-cell>
          <table:table-cell office:value-type="float" office:value="0.1" calcext:value-type="float">
            <text:p>0,1</text:p>
          </table:table-cell>
          <table:table-cell table:formula="of:=SQRT([.B188])" office:value-type="float" office:value="5.76194411635517" calcext:value-type="float">
            <text:p>5,76194411635517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formula="of:=SQRT([.B189])" office:value-type="float" office:value="6.32455532033676" calcext:value-type="float">
            <text:p>6,32455532033676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formula="of:=SQRT([.B190])" office:value-type="float" office:value="6.2449979983984" calcext:value-type="float">
            <text:p>6,2449979983984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43.4" calcext:value-type="float">
            <text:p>43,4</text:p>
          </table:table-cell>
          <table:table-cell office:value-type="float" office:value="0.1" calcext:value-type="float">
            <text:p>0,1</text:p>
          </table:table-cell>
          <table:table-cell table:formula="of:=SQRT([.B191])" office:value-type="float" office:value="6.58786763680024" calcext:value-type="float">
            <text:p>6,58786763680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4" calcext:value-type="float">
            <text:p>78,4</text:p>
          </table:table-cell>
          <table:table-cell office:value-type="float" office:value="0.1" calcext:value-type="float">
            <text:p>0,1</text:p>
          </table:table-cell>
          <table:table-cell table:formula="of:=SQRT([.B192])" office:value-type="float" office:value="8.85437744847146" calcext:value-type="float">
            <text:p>8,85437744847146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122.8" calcext:value-type="float">
            <text:p>122,8</text:p>
          </table:table-cell>
          <table:table-cell office:value-type="float" office:value="0.1" calcext:value-type="float">
            <text:p>0,1</text:p>
          </table:table-cell>
          <table:table-cell table:formula="of:=SQRT([.B193])" office:value-type="float" office:value="11.0815161417561" calcext:value-type="float">
            <text:p>11,0815161417561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187.8" calcext:value-type="float">
            <text:p>187,8</text:p>
          </table:table-cell>
          <table:table-cell office:value-type="float" office:value="0.1" calcext:value-type="float">
            <text:p>0,1</text:p>
          </table:table-cell>
          <table:table-cell table:formula="of:=SQRT([.B194])" office:value-type="float" office:value="13.7040140105007" calcext:value-type="float">
            <text:p>13,7040140105007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87.2" calcext:value-type="float">
            <text:p>187,2</text:p>
          </table:table-cell>
          <table:table-cell office:value-type="float" office:value="0.1" calcext:value-type="float">
            <text:p>0,1</text:p>
          </table:table-cell>
          <table:table-cell table:formula="of:=SQRT([.B195])" office:value-type="float" office:value="13.6821051011897" calcext:value-type="float">
            <text:p>13,6821051011897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13.8" calcext:value-type="float">
            <text:p>113,8</text:p>
          </table:table-cell>
          <table:table-cell office:value-type="float" office:value="0.1" calcext:value-type="float">
            <text:p>0,1</text:p>
          </table:table-cell>
          <table:table-cell table:formula="of:=SQRT([.B196])" office:value-type="float" office:value="10.6677082824757" calcext:value-type="float">
            <text:p>10,667708282475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table:formula="of:=SQRT([.B197])" office:value-type="float" office:value="8.83176086632785" calcext:value-type="float">
            <text:p>8,83176086632785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46.4" calcext:value-type="float">
            <text:p>46,4</text:p>
          </table:table-cell>
          <table:table-cell office:value-type="float" office:value="0.1" calcext:value-type="float">
            <text:p>0,1</text:p>
          </table:table-cell>
          <table:table-cell table:formula="of:=SQRT([.B198])" office:value-type="float" office:value="6.81175454637056" calcext:value-type="float">
            <text:p>6,81175454637056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table:formula="of:=SQRT([.B199])" office:value-type="float" office:value="6.13188388670236" calcext:value-type="float">
            <text:p>6,13188388670236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31.4" calcext:value-type="float">
            <text:p>31,4</text:p>
          </table:table-cell>
          <table:table-cell office:value-type="float" office:value="0.1" calcext:value-type="float">
            <text:p>0,1</text:p>
          </table:table-cell>
          <table:table-cell table:formula="of:=SQRT([.B200])" office:value-type="float" office:value="5.60357029044876" calcext:value-type="float">
            <text:p>5,60357029044876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33.2" calcext:value-type="float">
            <text:p>33,2</text:p>
          </table:table-cell>
          <table:table-cell office:value-type="float" office:value="0.1" calcext:value-type="float">
            <text:p>0,1</text:p>
          </table:table-cell>
          <table:table-cell table:formula="of:=SQRT([.B201])" office:value-type="float" office:value="5.76194411635517" calcext:value-type="float">
            <text:p>5,761944116355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4" calcext:value-type="float">
            <text:p>34,4</text:p>
          </table:table-cell>
          <table:table-cell office:value-type="float" office:value="0.1" calcext:value-type="float">
            <text:p>0,1</text:p>
          </table:table-cell>
          <table:table-cell table:formula="of:=SQRT([.B202])" office:value-type="float" office:value="5.86515131944607" calcext:value-type="float">
            <text:p>5,86515131944607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table:formula="of:=SQRT([.B203])" office:value-type="float" office:value="6.08276253029822" calcext:value-type="float">
            <text:p>6,08276253029822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34.6" calcext:value-type="float">
            <text:p>34,6</text:p>
          </table:table-cell>
          <table:table-cell office:value-type="float" office:value="0.1" calcext:value-type="float">
            <text:p>0,1</text:p>
          </table:table-cell>
          <table:table-cell table:formula="of:=SQRT([.B204])" office:value-type="float" office:value="5.8821764679411" calcext:value-type="float">
            <text:p>5,8821764679411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table:formula="of:=SQRT([.B205])" office:value-type="float" office:value="6.03324125159934" calcext:value-type="float">
            <text:p>6,03324125159934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28.6" calcext:value-type="float">
            <text:p>28,6</text:p>
          </table:table-cell>
          <table:table-cell office:value-type="float" office:value="0.1" calcext:value-type="float">
            <text:p>0,1</text:p>
          </table:table-cell>
          <table:table-cell table:formula="of:=SQRT([.B206])" office:value-type="float" office:value="5.34789678284838" calcext:value-type="float">
            <text:p>5,34789678284838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formula="of:=SQRT([.B20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31.8" calcext:value-type="float">
            <text:p>31,8</text:p>
          </table:table-cell>
          <table:table-cell office:value-type="float" office:value="0.1" calcext:value-type="float">
            <text:p>0,1</text:p>
          </table:table-cell>
          <table:table-cell table:formula="of:=SQRT([.B208])" office:value-type="float" office:value="5.63914887194867" calcext:value-type="float">
            <text:p>5,63914887194867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table:formula="of:=SQRT([.B209])" office:value-type="float" office:value="5.56776436283002" calcext:value-type="float">
            <text:p>5,56776436283002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table:formula="of:=SQRT([.B210])" office:value-type="float" office:value="5.56776436283002" calcext:value-type="float">
            <text:p>5,56776436283002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table:formula="of:=SQRT([.B211])" office:value-type="float" office:value="5.09901951359278" calcext:value-type="float">
            <text:p>5,099019513592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table:formula="of:=SQRT([.B212])" office:value-type="float" office:value="5.56776436283002" calcext:value-type="float">
            <text:p>5,56776436283002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23.6" calcext:value-type="float">
            <text:p>23,6</text:p>
          </table:table-cell>
          <table:table-cell office:value-type="float" office:value="0.1" calcext:value-type="float">
            <text:p>0,1</text:p>
          </table:table-cell>
          <table:table-cell table:formula="of:=SQRT([.B213])" office:value-type="float" office:value="4.85798312059645" calcext:value-type="float">
            <text:p>4,85798312059645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26.2" calcext:value-type="float">
            <text:p>26,2</text:p>
          </table:table-cell>
          <table:table-cell office:value-type="float" office:value="0.1" calcext:value-type="float">
            <text:p>0,1</text:p>
          </table:table-cell>
          <table:table-cell table:formula="of:=SQRT([.B214])" office:value-type="float" office:value="5.11859355682789" calcext:value-type="float">
            <text:p>5,11859355682789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28.6" calcext:value-type="float">
            <text:p>28,6</text:p>
          </table:table-cell>
          <table:table-cell office:value-type="float" office:value="0.1" calcext:value-type="float">
            <text:p>0,1</text:p>
          </table:table-cell>
          <table:table-cell table:formula="of:=SQRT([.B215])" office:value-type="float" office:value="5.34789678284838" calcext:value-type="float">
            <text:p>5,34789678284838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22.6" calcext:value-type="float">
            <text:p>22,6</text:p>
          </table:table-cell>
          <table:table-cell office:value-type="float" office:value="0.1" calcext:value-type="float">
            <text:p>0,1</text:p>
          </table:table-cell>
          <table:table-cell table:formula="of:=SQRT([.B216])" office:value-type="float" office:value="4.75394572960189" calcext:value-type="float">
            <text:p>4,75394572960189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formula="of:=SQRT([.B217])" office:value-type="float" office:value="5.47722557505166" calcext:value-type="float">
            <text:p>5,47722557505166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27.6" calcext:value-type="float">
            <text:p>27,6</text:p>
          </table:table-cell>
          <table:table-cell office:value-type="float" office:value="0.1" calcext:value-type="float">
            <text:p>0,1</text:p>
          </table:table-cell>
          <table:table-cell table:formula="of:=SQRT([.B218])" office:value-type="float" office:value="5.25357021462548" calcext:value-type="float">
            <text:p>5,25357021462548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table:formula="of:=SQRT([.B219])" office:value-type="float" office:value="4.89897948556636" calcext:value-type="float">
            <text:p>4,89897948556636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25.2" calcext:value-type="float">
            <text:p>25,2</text:p>
          </table:table-cell>
          <table:table-cell office:value-type="float" office:value="0.1" calcext:value-type="float">
            <text:p>0,1</text:p>
          </table:table-cell>
          <table:table-cell table:formula="of:=SQRT([.B220])" office:value-type="float" office:value="5.01996015920445" calcext:value-type="float">
            <text:p>5,01996015920445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1.8" calcext:value-type="float">
            <text:p>21,8</text:p>
          </table:table-cell>
          <table:table-cell office:value-type="float" office:value="0.1" calcext:value-type="float">
            <text:p>0,1</text:p>
          </table:table-cell>
          <table:table-cell table:formula="of:=SQRT([.B221])" office:value-type="float" office:value="4.6690470119715" calcext:value-type="float">
            <text:p>4,66904701197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,8</text:p>
          </table:table-cell>
          <table:table-cell office:value-type="float" office:value="0.1" calcext:value-type="float">
            <text:p>0,1</text:p>
          </table:table-cell>
          <table:table-cell table:formula="of:=SQRT([.B222])" office:value-type="float" office:value="5.27257053058563" calcext:value-type="float">
            <text:p>5,27257053058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22:23:57.544336617</meta:creation-date>
    <dc:date>2022-10-15T22:53:07.278008314</dc:date>
    <meta:editing-duration>PT18M59S</meta:editing-duration>
    <meta:editing-cycles>1</meta:editing-cycles>
    <meta:document-statistic meta:table-count="1" meta:cell-count="888" meta:object-count="0"/>
    <meta:generator>LibreOffice/7.3.6.2$Linux_X86_64 LibreOffice_project/30$Build-2</meta:generator>
  </office:meta>
</office:document-meta>
</file>